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ucida Console" svg:font-family="'Lucida Console'" style:font-pitch="fixed"/>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text-properties officeooo:rsid="00121f12" officeooo:paragraph-rsid="00121f12"/>
    </style:style>
    <style:style style:name="P2" style:family="paragraph" style:parent-style-name="Heading_20_4">
      <style:paragraph-properties fo:break-before="page"/>
    </style:style>
    <style:style style:name="P3" style:family="paragraph" style:parent-style-name="Heading_20_4">
      <style:text-properties officeooo:rsid="00147407" officeooo:paragraph-rsid="00147407"/>
    </style:style>
    <style:style style:name="P4" style:family="paragraph" style:parent-style-name="Heading_20_4">
      <style:text-properties officeooo:rsid="0015379f" officeooo:paragraph-rsid="0015379f"/>
    </style:style>
    <style:style style:name="P5" style:family="paragraph" style:parent-style-name="Text_20_body">
      <style:text-properties officeooo:rsid="00135d7a" officeooo:paragraph-rsid="00135d7a"/>
    </style:style>
    <style:style style:name="P6" style:family="paragraph" style:parent-style-name="Text_20_body">
      <style:text-properties fo:font-weight="bold" officeooo:rsid="00137062" officeooo:paragraph-rsid="00137062" style:font-weight-asian="bold" style:font-weight-complex="bold"/>
    </style:style>
    <style:style style:name="P7" style:family="paragraph" style:parent-style-name="Text_20_body">
      <style:text-properties fo:font-weight="bold" officeooo:rsid="00137062" officeooo:paragraph-rsid="00147407" style:font-weight-asian="bold" style:font-weight-complex="bold"/>
    </style:style>
    <style:style style:name="P8" style:family="paragraph" style:parent-style-name="Text_20_body">
      <style:text-properties fo:font-weight="bold" officeooo:rsid="00137f2e" officeooo:paragraph-rsid="00137f2e" style:font-weight-asian="bold" style:font-weight-complex="bold"/>
    </style:style>
    <style:style style:name="P9" style:family="paragraph" style:parent-style-name="Text_20_body">
      <style:text-properties fo:font-weight="bold" officeooo:rsid="00147407" officeooo:paragraph-rsid="00147407" style:font-weight-asian="bold" style:font-weight-complex="bold"/>
    </style:style>
    <style:style style:name="P10" style:family="paragraph" style:parent-style-name="Text_20_body">
      <style:text-properties fo:font-weight="bold" officeooo:rsid="0015379f" officeooo:paragraph-rsid="0015379f" style:font-weight-asian="bold" style:font-weight-complex="bold"/>
    </style:style>
    <style:style style:name="P11" style:family="paragraph" style:parent-style-name="Text_20_body">
      <style:text-properties officeooo:paragraph-rsid="00137f2e"/>
    </style:style>
    <style:style style:name="P12" style:family="paragraph" style:parent-style-name="Text_20_body">
      <style:text-properties fo:font-style="italic" style:text-underline-style="solid" style:text-underline-width="auto" style:text-underline-color="font-color" officeooo:rsid="00137f2e" officeooo:paragraph-rsid="00137f2e" style:font-style-asian="italic" style:font-style-complex="italic"/>
    </style:style>
    <style:style style:name="P13" style:family="paragraph" style:parent-style-name="Text_20_body">
      <style:text-properties fo:font-weight="normal" officeooo:rsid="0015379f" officeooo:paragraph-rsid="0015379f" style:font-weight-asian="normal" style:font-weight-complex="normal"/>
    </style:style>
    <style:style style:name="P14" style:family="paragraph" style:parent-style-name="Text_20_body">
      <style:text-properties officeooo:paragraph-rsid="00147407"/>
    </style:style>
    <style:style style:name="P15" style:family="paragraph" style:parent-style-name="Text_20_body">
      <style:text-properties officeooo:rsid="0015379f" officeooo:paragraph-rsid="0015379f"/>
    </style:style>
    <style:style style:name="P16" style:family="paragraph" style:parent-style-name="Text_20_body">
      <style:text-properties officeooo:rsid="00168421" officeooo:paragraph-rsid="00168421"/>
    </style:style>
    <style:style style:name="T1" style:family="text">
      <style:text-properties fo:font-weight="normal" style:font-weight-asian="normal" style:font-weight-complex="normal"/>
    </style:style>
    <style:style style:name="T2" style:family="text">
      <style:text-properties fo:font-weight="normal" officeooo:rsid="00137f2e" style:font-weight-asian="normal" style:font-weight-complex="normal"/>
    </style:style>
    <style:style style:name="T3" style:family="text">
      <style:text-properties fo:font-weight="normal" officeooo:rsid="00147407" style:font-weight-asian="normal" style:font-weight-complex="normal"/>
    </style:style>
    <style:style style:name="T4" style:family="text">
      <style:text-properties fo:font-style="normal" style:font-style-asian="normal" style:font-style-complex="normal"/>
    </style:style>
    <style:style style:name="T5" style:family="text">
      <style:text-properties fo:font-style="normal" style:text-underline-style="none" fo:font-weight="normal" style:font-style-asian="normal" style:font-weight-asian="normal" style:font-style-complex="normal" style:font-weight-complex="normal"/>
    </style:style>
    <style:style style:name="T6" style:family="text">
      <style:text-properties fo:font-style="normal" style:text-underline-style="none" fo:font-weight="bold" style:font-style-asian="normal" style:font-weight-asian="bold" style:font-style-complex="normal" style:font-weight-complex="bold"/>
    </style:style>
    <style:style style:name="T7"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Phasen der Softwareentwicklung</text:h>
      <text:p text:style-name="P5">Mit der Entwicklung neuer Software geht immer auch ein aufwendiger Entwicklungsprozess einher, der sogenannte <text:line-break/>„Software Development Life-cycle“.<text:line-break/>Es können verschiedene Ansätze und Strategien, wie das Wasserfallmodell oder das iterative Modell verfolgt werden, jedoch kann man unabhängig davon die Entwicklung in sechs grunsätzliche Phasen unterteilen.</text:p>
      <text:p text:style-name="P5">• Anforderungsanalyse</text:p>
      <text:p text:style-name="P5">• Design (Planung)</text:p>
      <text:p text:style-name="P5">• Umsetzung</text:p>
      <text:p text:style-name="P5">• Test</text:p>
      <text:p text:style-name="P5">• Veröffentlichung</text:p>
      <text:p text:style-name="P5">• Wartung</text:p>
      <text:p text:style-name="P5"/>
      <text:h text:style-name="Heading_20_4" text:outline-level="4">Analyse</text:h>
      <text:p text:style-name="P7"><text:span text:style-name="T1">In der ersten Phase des Softwarelebenszyklus steht die Anforderungsanalyse. Die Projektmanager und Stakeholder definieren die verschiedenen Anforderungen (User base, Bedienung, Datefluss, etc) und üpferprüfen diese auf ihre Umsetzbarkeit. Die Ergebnisse werden dann in einem Pflichtenheft zusammengefasst.</text:span></text:p>
      <text:p text:style-name="P6"/>
      <text:h text:style-name="Heading_20_4" text:outline-level="4">Design</text:h>
      <text:p text:style-name="P7"><text:span text:style-name="T1">In der Phase der Planung werden erste Mockups von vorher festgelegten Anforderungen erstellt. <text:line-break/></text:span><text:span text:style-name="T2">Außerdem wird die Systemarchitektur festgelegt:</text:span></text:p>
      <text:p text:style-name="P8"><text:span text:style-name="T1">• Welche Module (Objekte, Klassen) gibt es?</text:span></text:p>
      <text:p text:style-name="P8"><text:span text:style-name="T1">• Welche Beziehungen bestehen zwischen ihnen?</text:span></text:p>
      <text:p text:style-name="P8"><text:span text:style-name="T1">Häufiges Vorgehen: Top-Down Entwurf<text:line-break/>Zerlegung des Systems in Komponenten, Zerlegung der Kompnenten in Unterkomponenten.</text:span></text:p>
      <text:p text:style-name="P11"><text:span text:style-name="T2">Oft ist es sinnvoll Architektur- und Systembeschreibungssprachen zu verwenden. (eg. SysML oder UML)</text:span></text:p>
      <text:p text:style-name="P12"><text:span text:style-name="T6">Ergebnis:</text:span><text:span text:style-name="T5"> Entwurfsbeschreibung, die die Systemarchitektur festhält.</text:span></text:p>
      <text:p text:style-name="P11"><text:span text:style-name="T2"/></text:p>
      <text:p text:style-name="P8"/>
      <text:h text:style-name="P2" text:outline-level="4">Codierung und Modultest</text:h>
      <text:p text:style-name="P14"><text:span text:style-name="T1">Eigentliche Implementierungs- und Testphase<text:line-break/>Codierung und Testen war früher die einzige Phase.</text:span></text:p>
      <text:p text:style-name="P8">Ergebnisse der Phase:</text:p>
      <text:p text:style-name="P8"><text:span text:style-name="T1">• Implementierungsbericht, der Details der Implementierung beschreibt (etwa Abweichungen vom Entwurf / Zeitplan und Begründungen dazu)</text:span></text:p>
      <text:p text:style-name="P9"><text:span text:style-name="T1">• Testbericht, der die durchgeführten Tests und ihre Ergebnisse beschreibt</text:span></text:p>
      <text:p text:style-name="P14"><text:span text:style-name="T3">• getesteter Sourcecode der einzelnen Module </text:span></text:p>
      <text:p text:style-name="P14"><text:span text:style-name="T3"/></text:p>
      <text:h text:style-name="P3" text:outline-level="4">Integration und Systemtest</text:h>
      <text:p text:style-name="P15">Die Module werden zu einem Programm zusammengebunden.<text:line-break/>Das Zusammenspiel der einzelnen Komponenten wird getestet und schlißlich wird das gesamte System getestet:</text:p>
      <text:p text:style-name="P15">• zunächst nur innerhalb der Entwicklungsorganisation (Alpha-Test)</text:p>
      <text:p text:style-name="P15">•später bei ausgewählten Kunden (Beta-Test)</text:p>
      <text:p text:style-name="P10">Ergebnisse der Phase:</text:p>
      <text:p text:style-name="P13">• Laufendes System</text:p>
      <text:p text:style-name="P13">• Benutzeranleitung in vollständiger Form</text:p>
      <text:p text:style-name="P13"/>
      <text:h text:style-name="P4" text:outline-level="4">Installation und Wartung</text:h>
      <text:p text:style-name="P15">Installation neuer Software findet häufig in zwei Phasen statt:</text:p>
      <text:p text:style-name="P15">• Zunächst Auslieferung nur an ausgewählte, vertrauenswürdige Kunden. (Beta-Test)</text:p>
      <text:p text:style-name="P15">• Dann Auslieferung an alle Kunden</text:p>
      <text:p text:style-name="P15"/>
      <text:p text:style-name="P15">Wartungskosten = 60% der gesamten Softwarekosten!</text:p>
      <text:p text:style-name="P15">Davon</text:p>
      <text:p text:style-name="P15">• 20% Fehlerbeseitigung</text:p>
      <text:p text:style-name="P15">• 20% Adaption (z.B. Anpassung an neues OS)</text:p>
      <text:p text:style-name="P15">• 50% Perfektion (z.B Umstellung von alphanumerischer auf graphische Schnittstelle)</text:p>
      <text:p text:style-name="P16">Wartung ist umso teurer, je mehr die frühen Phasen davon betroffen sind:<text:line-break/>Nachträgliche Änderungen der Anforderungen <text:span text:style-name="T7">verzehnfachen </text:span><text:span text:style-name="T4">die Kosten pro Phase!</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ucida Console" svg:font-family="'Lucida Console'" style:font-pitch="fixed"/>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ucida Console"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ucida Console"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Lucida Console" fo:font-family="'Lucida Console'" style:font-pitch="fixed"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Lucida Console" fo:font-family="'Lucida Console'" style:font-pitch="fixed"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ucida Console" fo:font-family="'Lucida Console'" style:font-pitch="fixed"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2-01T17:06:26.536000000</meta:creation-date>
    <dc:date>2021-02-01T20:08:12.847000000</dc:date>
    <meta:editing-duration>PT14M34S</meta:editing-duration>
    <meta:editing-cycles>1</meta:editing-cycles>
    <meta:generator>LibreOffice/6.4.1.2$Windows_X86_64 LibreOffice_project/4d224e95b98b138af42a64d84056446d09082932</meta:generator>
    <meta:document-statistic meta:table-count="0" meta:image-count="0" meta:object-count="0" meta:page-count="2" meta:paragraph-count="40" meta:word-count="335" meta:character-count="2620" meta:non-whitespace-character-count="2322"/>
  </office:meta>
</office:document-meta>
</file>